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.C3" style:family="table-cell">
      <style:table-cell-properties fo:padding="0.097cm" fo:border-left="0.002cm solid #000000" fo:border-right="none" fo:border-top="none" fo:border-bottom="0.002cm solid #000000"/>
    </style:style>
    <style:style style:name="Tabla424" style:family="table">
      <style:table-properties style:width="12.495cm" fo:margin-left="0cm" fo:margin-right="0.355cm" table:align="margins"/>
    </style:style>
    <style:style style:name="Tabla424.A" style:family="table-column">
      <style:table-column-properties style:column-width="1.974cm" style:rel-column-width="10352*"/>
    </style:style>
    <style:style style:name="Tabla424.B" style:family="table-column">
      <style:table-column-properties style:column-width="2.54cm" style:rel-column-width="13321*"/>
    </style:style>
    <style:style style:name="Tabla424.C" style:family="table-column">
      <style:table-column-properties style:column-width="3.923cm" style:rel-column-width="20574*"/>
    </style:style>
    <style:style style:name="Tabla424.D" style:family="table-column">
      <style:table-column-properties style:column-width="4.059cm" style:rel-column-width="21288*"/>
    </style:style>
    <style:style style:name="Tabla4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4.D1" style:family="table-cell">
      <style:table-cell-properties style:vertical-align="middle" fo:padding="0.097cm" fo:border="0.002cm solid #000000"/>
    </style:style>
    <style:style style:name="Tabla42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1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line-height="100%"/>
      <style:text-properties style:font-name="Arial" fo:font-size="12pt" style:font-name-asian="Arial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00%"/>
      <style:text-properties style:font-name="Arial" fo:font-style="normal" style:font-name-asian="Arial" style:font-style-asian="normal" style:font-style-complex="normal"/>
    </style:style>
    <style:style style:name="P21" style:family="paragraph" style:parent-style-name="Standard">
      <style:paragraph-properties fo:line-height="100%"/>
      <style:text-properties style:font-name="Ari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" style:family="paragraph" style:parent-style-name="Standard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00%"/>
      <style:text-properties style:use-window-font-color="true"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35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43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44" style:family="paragraph" style:parent-style-name="Standard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57" style:family="paragraph" style:parent-style-name="Standard">
      <style:paragraph-properties fo:line-height="10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8" style:family="paragraph" style:parent-style-name="Standard">
      <style:paragraph-properties fo:line-height="100%" fo:text-align="end" style:justify-single-word="false"/>
      <style:text-properties style:font-name="STKaiti" fo:font-size="13pt" style:font-name-asian="STKaiti" style:font-size-asian="13pt" style:font-size-complex="13pt"/>
    </style:style>
    <style:style style:name="P59" style:family="paragraph" style:parent-style-name="Standard">
      <style:paragraph-properties fo:line-height="100%" fo:text-align="end" style:justify-single-word="false"/>
      <style:text-properties style:font-name="STKaiti" fo:font-size="24pt" style:font-name-asian="STKaiti" style:font-size-asian="24pt" style:font-size-complex="24pt"/>
    </style:style>
    <style:style style:name="P60" style:family="paragraph" style:parent-style-name="Standard">
      <style:paragraph-properties fo:line-height="10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1" style:family="paragraph" style:parent-style-name="Standard">
      <style:paragraph-properties fo:line-height="10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2" style:family="paragraph" style:parent-style-name="Standard">
      <style:paragraph-properties fo:line-height="10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5" style:family="paragraph" style:parent-style-name="Standard">
      <style:paragraph-properties fo:line-height="10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66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67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line-height="100%"/>
    </style:style>
    <style:style style:name="P69" style:family="paragraph" style:parent-style-name="Standard">
      <style:paragraph-properties fo:line-height="100%" fo:text-align="center" style:justify-single-word="false"/>
    </style:style>
    <style:style style:name="P70" style:family="paragraph" style:parent-style-name="Standard">
      <style:paragraph-properties fo:line-height="100%" fo:text-align="start" style:justify-single-word="false"/>
    </style:style>
    <style:style style:name="P71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72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73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74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5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7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8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79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80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81" style:family="paragraph" style:parent-style-name="Standard">
      <style:paragraph-properties fo:line-height="100%" fo:break-before="page"/>
    </style:style>
    <style:style style:name="P82" style:family="paragraph" style:parent-style-name="Standard">
      <style:paragraph-properties fo:line-height="100%" fo:break-before="page"/>
      <style:text-properties fo:font-size="10pt" style:font-size-asian="10pt" style:font-size-complex="10pt"/>
    </style:style>
    <style:style style:name="P83" style:family="paragraph" style:parent-style-name="Standard">
      <style:paragraph-properties fo:line-height="100%" fo:break-before="page"/>
      <style:text-properties style:font-name="Arial"/>
    </style:style>
    <style:style style:name="P84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85" style:family="paragraph" style:parent-style-name="Standard">
      <style:paragraph-properties fo:line-height="100%" fo:break-before="page"/>
      <style:text-properties style:font-name="Arial" fo:font-size="10pt" style:font-name-asian="Arial" style:font-size-asian="10pt" style:font-size-complex="10pt"/>
    </style:style>
    <style:style style:name="P86" style:family="paragraph" style:parent-style-name="Standard">
      <style:paragraph-properties fo:line-height="10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line-height="100%" fo:text-align="center" style:justify-single-word="false" fo:break-before="pag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88" style:family="paragraph" style:parent-style-name="Text_20_body">
      <style:paragraph-properties fo:line-height="100%" fo:text-align="start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9" style:family="paragraph" style:parent-style-name="Text_20_body">
      <style:paragraph-properties fo:line-height="10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90" style:family="paragraph" style:parent-style-name="Text_20_body">
      <style:paragraph-properties fo:line-height="10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1" style:family="paragraph" style:parent-style-name="Text_20_body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92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3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4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95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6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7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00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1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02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3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104" style:family="paragraph" style:parent-style-name="Text_20_body">
      <style:paragraph-properties fo:line-height="100%"/>
      <style:text-properties style:font-name="Arial"/>
    </style:style>
    <style:style style:name="P105" style:family="paragraph" style:parent-style-name="Text_20_body">
      <style:paragraph-properties fo:line-height="100%" fo:text-align="center" style:justify-single-word="false"/>
    </style:style>
    <style:style style:name="P106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7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10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12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3" style:family="paragraph" style:parent-style-name="Table_20_Contents">
      <style:paragraph-properties fo:line-height="10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4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15" style:family="paragraph" style:parent-style-name="Table_20_Contents">
      <style:paragraph-properties fo:line-height="10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18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19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25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7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128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29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31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132" style:family="paragraph" style:parent-style-name="Table_20_Contents">
      <style:paragraph-properties fo:line-height="100%"/>
      <style:text-properties fo:color="#000099" style:font-name="Arial" fo:font-size="10pt" fo:font-style="italic" style:font-name-asian="Arial" style:font-size-asian="10pt" style:font-style-asian="italic" style:font-size-complex="10pt" style:font-style-complex="italic"/>
    </style:style>
    <style:style style:name="P133" style:family="paragraph" style:parent-style-name="Table_20_Contents">
      <style:paragraph-properties fo:line-height="100%"/>
      <style:text-properties fo:color="#000099" style:font-name="Arial" fo:font-size="10pt" style:font-name-asian="Arial" style:font-size-asian="10pt" style:font-size-complex="10pt"/>
    </style:style>
    <style:style style:name="P134" style:family="paragraph" style:parent-style-name="Table_20_Contents">
      <style:paragraph-properties fo:line-height="100%" fo:text-align="start" style:justify-single-word="false"/>
      <style:text-properties fo:color="#000099" style:font-name="Arial" fo:font-size="10pt" style:font-name-asian="Arial" style:font-size-asian="10pt" style:font-size-complex="10pt"/>
    </style:style>
    <style:style style:name="P135" style:family="paragraph" style:parent-style-name="Table_20_Contents">
      <style:paragraph-properties fo:line-height="100%"/>
      <style:text-properties fo:color="#000099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6" style:family="paragraph" style:parent-style-name="Table_20_Contents">
      <style:paragraph-properties fo:line-height="100%"/>
      <style:text-properties fo:color="#000099" style:font-name="Arial" fo:font-size="13pt" style:font-name-asian="Arial" style:font-size-asian="13pt" style:font-size-complex="13pt"/>
    </style:style>
    <style:style style:name="P137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38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40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45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6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7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50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style:font-name-asian="Arial" style:font-size-asian="10pt" style:font-size-complex="10pt"/>
    </style:style>
    <style:style style:name="P152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53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54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5" style:family="paragraph" style:parent-style-name="Table_20_Contents">
      <style:paragraph-properties fo:line-height="10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56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7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line-height="10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Table_20_Contents">
      <style:paragraph-properties fo:line-height="10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62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66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67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68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69" style:family="paragraph" style:parent-style-name="Table_20_Contents">
      <style:paragraph-properties fo:line-height="100%"/>
      <style:text-properties style:font-name-asian="Arial" style:font-size-asian="10pt"/>
    </style:style>
    <style:style style:name="P170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171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176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177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8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81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82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3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4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85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6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7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91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92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193" style:family="paragraph" style:parent-style-name="Table_20_Contents">
      <style:paragraph-properties fo:line-height="10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94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95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9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8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99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200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201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02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3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204" style:family="paragraph" style:parent-style-name="Table_20_Contents">
      <style:paragraph-properties fo:line-height="100%"/>
    </style:style>
    <style:style style:name="P205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line-height="10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07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9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0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1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2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213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21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Hiragino Maru Gothic Pro" style:font-size-asian="11pt" style:font-style-asian="normal" style:font-weight-asian="normal" style:font-size-complex="11pt" style:font-weight-complex="normal"/>
    </style:style>
    <style:style style:name="P21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Arial3" style:font-size-asian="12.75pt" style:font-style-asian="normal" style:font-weight-asian="normal" style:font-size-complex="11pt" style:font-weight-complex="normal"/>
    </style:style>
    <style:style style:name="P216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218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219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220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221" style:family="paragraph" style:parent-style-name="Text_20_body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222" style:family="paragraph" style:parent-style-name="Standard" style:list-style-name="L1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3" style:family="paragraph" style:parent-style-name="Standard" style:list-style-name="L2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4" style:family="paragraph" style:parent-style-name="Standard" style:list-style-name="L13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5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6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7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8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9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0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1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2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3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4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5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6" style:family="paragraph" style:parent-style-name="Standard" style:list-style-name="L13" style:master-page-name="">
      <style:paragraph-properties fo:line-height="10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7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240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style="normal" style:font-name-asian="Arial" style:font-size-asian="9pt" style:font-style-asian="normal" style:font-weight-asian="normal" style:font-size-complex="9pt" style:font-style-complex="normal"/>
    </style:style>
    <style:style style:name="P241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42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43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44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style:font-name-asian="Arial"/>
    </style:style>
    <style:style style:name="T28" style:family="text">
      <style:text-properties style:use-window-font-color="true" style:font-name="Arial" style:font-name-asian="Arial" style:font-name-complex="ArialMT"/>
    </style:style>
    <style:style style:name="T29" style:family="text">
      <style:text-properties style:use-window-font-color="true" style:font-name="Arial" fo:background-color="transparent" style:font-name-asian="Arial"/>
    </style:style>
    <style:style style:name="T30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ize="11pt" style:font-name-asian="Hiragino Maru Gothic Pro" style:font-size-asian="11pt" style:font-size-complex="11pt"/>
    </style:style>
    <style:style style:name="T33" style:family="text">
      <style:text-properties fo:color="#ff0000"/>
    </style:style>
    <style:style style:name="T34" style:family="text">
      <style:text-properties fo:color="#ff0000" style:font-name="Arial" style:font-name-asian="Arial"/>
    </style:style>
    <style:style style:name="T35" style:family="text">
      <style:text-properties fo:color="#00000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font-style-asian="normal" style:font-style-complex="normal"/>
    </style:style>
    <style:style style:name="T41" style:family="text">
      <style:text-properties fo:color="#000000" fo:font-size="12pt" style:font-name-asian="Hiragino Maru Gothic Pro" style:font-size-asian="12pt" style:font-size-complex="12pt"/>
    </style:style>
    <style:style style:name="T42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4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8" style:family="text">
      <style:text-properties fo:color="#000000" fo:font-size="10pt" style:font-name-asian="Arial" style:font-size-asian="10pt" style:font-size-complex="10pt"/>
    </style:style>
    <style:style style:name="T49" style:family="text">
      <style:text-properties fo:color="#000000" fo:font-size="10pt" style:font-size-asian="10pt" style:font-size-complex="10pt"/>
    </style:style>
    <style:style style:name="T50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1" style:family="text">
      <style:text-properties fo:color="#000000" style:font-name="Arial" fo:font-weight="normal" style:font-name-asian="Arial" style:font-weight-asian="normal" style:font-weight-complex="normal"/>
    </style:style>
    <style:style style:name="T52" style:family="text">
      <style:text-properties fo:color="#000000" style:font-name="Arial" style:font-name-asian="Arial"/>
    </style:style>
    <style:style style:name="T53" style:family="text">
      <style:text-properties fo:color="#000000" fo:font-size="11pt" style:font-name-asian="Hiragino Maru Gothic Pro" style:font-size-asian="11pt" style:font-size-complex="11pt"/>
    </style:style>
    <style:style style:name="T54" style:family="text">
      <style:text-properties fo:color="#000000" fo:font-size="9pt" style:font-size-asian="9pt" style:font-size-complex="9pt"/>
    </style:style>
    <style:style style:name="T55" style:family="text">
      <style:text-properties fo:color="#800000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9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60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61" style:family="text">
      <style:text-properties fo:color="#808080" style:font-name="Arial" fo:font-weight="bold" style:font-name-asian="Arial" style:font-weight-asian="bold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style:text-underline-style="none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0" style:family="text">
      <style:text-properties style:font-name="Arial" fo:font-size="10pt" style:font-size-complex="10pt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Arial" style:font-name-asian="Arial" style:font-name-complex="Arial2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style="italic" style:font-style-asian="italic" style:font-style-complex="italic"/>
    </style:style>
    <style:style style:name="T77" style:family="text">
      <style:text-properties style:font-name="Arial" fo:font-style="normal" style:font-name-asian="Arial" style:font-style-asian="normal" style:font-style-complex="normal"/>
    </style:style>
    <style:style style:name="T78" style:family="text">
      <style:text-properties style:font-name="Arial" fo:font-style="normal" style:font-name-asian="Hiragino Maru Gothic Pro" style:font-style-asian="normal" style:font-style-complex="normal"/>
    </style:style>
    <style:style style:name="T79" style:family="text">
      <style:text-properties style:font-name="Arial" fo:font-size="9pt" style:font-name-asian="Arial" style:font-size-asian="9pt" style:font-size-complex="9pt"/>
    </style:style>
    <style:style style:name="T80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81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82" style:family="text">
      <style:text-properties style:font-name="Arial" fo:font-size="11pt" style:font-name-asian="Hiragino Maru Gothic Pro" style:font-size-asian="11pt" style:font-size-complex="11pt"/>
    </style:style>
    <style:style style:name="T83" style:family="text">
      <style:text-properties style:font-name="Hiragino Maru Gothic Pro" style:font-name-asian="Hiragino Maru Gothic Pro"/>
    </style:style>
    <style:style style:name="T84" style:family="text">
      <style:text-properties style:font-name="Hiragino Maru Gothic Pro" fo:font-size="12pt" style:font-name-asian="Hiragino Maru Gothic Pro" style:font-size-asian="12pt" style:font-size-complex="12pt"/>
    </style:style>
    <style:style style:name="T8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8" style:family="text">
      <style:text-properties style:font-name="Hiragino Maru Gothic Pro" fo:font-style="normal" style:font-name-asian="Arial" style:font-style-asian="normal" style:font-style-complex="normal"/>
    </style:style>
    <style:style style:name="T89" style:family="text">
      <style:text-properties style:font-name="Hiragino Maru Gothic Pro" fo:font-size="11pt" style:font-name-asian="Hiragino Maru Gothic Pro" style:font-size-asian="11pt" style:font-size-complex="11pt"/>
    </style:style>
    <style:style style:name="T9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91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-asian="Hiragino Maru Gothic Pro"/>
    </style:style>
    <style:style style:name="T93" style:family="text">
      <style:text-properties style:font-name-asian="Hiragino Maru Gothic Pro" style:font-size-asian="11pt"/>
    </style:style>
    <style:style style:name="T94" style:family="text">
      <style:text-properties style:font-name-asian="Arial"/>
    </style:style>
    <style:style style:name="T95" style:family="text">
      <style:text-properties fo:color="#4c4c4c" fo:font-size="12pt" style:font-name-asian="Hiragino Maru Gothic Pro" style:font-size-asian="12pt" style:font-size-complex="12pt"/>
    </style:style>
    <style:style style:name="T96" style:family="text">
      <style:text-properties fo:font-size="11pt" style:font-name-asian="Hiragino Maru Gothic Pro" style:font-size-asian="11pt" style:font-size-complex="11pt"/>
    </style:style>
    <style:style style:name="T97" style:family="text">
      <style:text-properties fo:font-size="11pt" style:font-size-asian="11pt" style:font-size-complex="11pt"/>
    </style:style>
    <style:style style:name="T98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99" style:family="text">
      <style:text-properties fo:color="#ff3333"/>
    </style:style>
    <style:style style:name="T100" style:family="text">
      <style:text-properties fo:color="#ff3333" fo:font-size="12pt" style:font-name-asian="Hiragino Maru Gothic Pro" style:font-size-asian="12pt" style:font-size-complex="12pt"/>
    </style:style>
    <style:style style:name="T101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102" style:family="text">
      <style:text-properties fo:color="#ff3333" fo:font-weight="normal" style:font-weight-asian="normal" style:font-weight-complex="normal"/>
    </style:style>
    <style:style style:name="T103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04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105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font-name="Arial2" fo:font-style="italic" style:font-style-asian="italic" style:font-style-complex="italic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style:font-name-complex="Arial2"/>
    </style:style>
    <style:style style:name="T110" style:family="text"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T111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12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13" style:family="text">
      <style:text-properties fo:font-size="9pt" style:font-size-asian="9pt" style:font-size-complex="9pt"/>
    </style:style>
    <style:style style:name="T114" style:family="text">
      <style:text-properties fo:font-size="9pt" fo:font-weight="normal" style:font-size-asian="9pt" style:font-weight-asian="normal" style:font-size-complex="9pt" style:font-weight-complex="normal"/>
    </style:style>
    <style:style style:name="T115" style:family="text">
      <style:text-properties fo:font-size="9pt" fo:font-style="italic" style:font-size-asian="9pt" style:font-style-asian="italic" style:font-size-complex="9pt" style:font-style-complex="italic"/>
    </style:style>
    <style:style style:name="T11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fo:font-size="9pt" style:font-name-asian="Arial" style:font-size-asian="9pt" style:font-size-complex="9pt"/>
    </style:style>
    <style:style style:name="T118" style:family="text">
      <style:text-properties fo:color="#000066" style:font-name="Arial" fo:font-size="9pt" style:font-name-asian="Arial" style:font-size-asian="9pt" style:font-size-complex="9pt"/>
    </style:style>
    <style:style style:name="T119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120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121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fo:color="#000066"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101">LOCALIZACIÓN</text:p>
      <text:p text:style-name="P188"/>
      <text:p text:style-name="P188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15">中</text:p>
            </table:table-cell>
            <table:table-cell table:style-name="Tabla28.A1" office:value-type="string">
              <text:p text:style-name="P126">なか</text:p>
            </table:table-cell>
            <table:table-cell table:style-name="Tabla28.A1" office:value-type="string">
              <text:p text:style-name="P106"><text:ruby text:style-name="Ru1"><text:ruby-base><text:span text:style-name="T64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106"><text:ruby text:style-name="Ru1"><text:ruby-base><text:span text:style-name="T64">真</text:span></text:ruby-base><text:ruby-text>ま</text:ruby-text></text:ruby><text:span text:style-name="T64">ん</text:span><text:ruby text:style-name="Ru1"><text:ruby-base><text:span text:style-name="T64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126">チュウ</text:p>
          </table:table-cell>
          <table:table-cell table:style-name="Tabla28.C2" office:value-type="string">
            <text:p text:style-name="P137"><text:ruby text:style-name="Ru1"><text:ruby-base><text:span text:style-name="T64">中</text:span></text:ruby-base><text:ruby-text>ちゅう</text:ruby-text></text:ruby><text:ruby text:style-name="Ru1"><text:ruby-base><text:span text:style-name="T12">国</text:span></text:ruby-base><text:ruby-text>ごく</text:ruby-text></text:ruby> <text:s text:c="17"/>China</text:p>
          </table:table-cell>
          <table:table-cell table:style-name="Tabla28.D2" office:value-type="string">
            <text:p text:style-name="P189"><text:ruby text:style-name="Ru1"><text:ruby-base><text:span text:style-name="T64">中</text:span></text:ruby-base><text:ruby-text>ちゅう</text:ruby-text></text:ruby><text:ruby text:style-name="Ru1"><text:ruby-base><text:span text:style-name="T100">学</text:span></text:ruby-base><text:ruby-text>がっ</text:ruby-text></text:ruby><text:ruby text:style-name="Ru1"><text:ruby-base><text:span text:style-name="T64">校</text:span></text:ruby-base><text:ruby-text>こう</text:ruby-text></text:ruby> <text:s text:c="5"/>secundari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81"><text:ruby text:style-name="Ru1"><text:ruby-base><text:span text:style-name="T64">水</text:span></text:ruby-base><text:ruby-text>すい</text:ruby-text></text:ruby><text:ruby text:style-name="Ru1"><text:ruby-base><text:span text:style-name="T64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155"><text:ruby text:style-name="Ru1"><text:ruby-base><text:span text:style-name="T101">日</text:span></text:ruby-base><text:ruby-text>にっ</text:ruby-text></text:ruby><text:ruby text:style-name="Ru1"><text:ruby-base><text:span text:style-name="T64">中</text:span></text:ruby-base><text:ruby-text>ちゅう</text:ruby-text></text:ruby><text:span text:style-name="T1"> <text:s text:c="5"/>durante el día</text:span></text:p>
          </table:table-cell>
        </table:table-row>
      </table:table>
      <text:p text:style-name="P68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120">央</text:p>
            </table:table-cell>
            <table:table-cell table:style-name="Tabla259.A1" office:value-type="string">
              <text:p text:style-name="P126">オウ</text:p>
            </table:table-cell>
            <table:table-cell table:style-name="Tabla259.A1" office:value-type="string">
              <text:p text:style-name="P106"><text:ruby text:style-name="Ru1"><text:ruby-base><text:span text:style-name="T64">中</text:span></text:ruby-base><text:ruby-text>ちゅう</text:ruby-text></text:ruby><text:ruby text:style-name="Ru1"><text:ruby-base><text:span text:style-name="T64">央</text:span></text:ruby-base><text:ruby-text>おう</text:ruby-text></text:ruby>　 central, medio</text:p>
            </table:table-cell>
            <table:table-cell table:style-name="Tabla259.D1" office:value-type="string">
              <text:p text:style-name="P106"><text:ruby text:style-name="Ru1"><text:ruby-base><text:span text:style-name="T64">月</text:span></text:ruby-base><text:ruby-text>げつ</text:ruby-text></text:ruby><text:ruby text:style-name="Ru1"><text:ruby-base><text:span text:style-name="T64">央</text:span></text:ruby-base><text:ruby-text>おう</text:ruby-text></text:ruby><text:span text:style-name="T73"> <text:s/>mediados de mes</text:span></text:p>
            </table:table-cell>
          </table:table-row>
        </table:table-header-rows>
      </table:table>
      <text:p text:style-name="P35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5" office:value-type="string">
              <text:p text:style-name="P116"/>
              <text:p text:style-name="P120">下</text:p>
            </table:table-cell>
            <table:table-cell table:style-name="Tabla31.A1" office:value-type="string">
              <text:p text:style-name="P126">した</text:p>
            </table:table-cell>
            <table:table-cell table:style-name="Tabla31.A1" office:value-type="string">
              <text:p text:style-name="P106"><text:ruby text:style-name="Ru1"><text:ruby-base><text:span text:style-name="T64">下</text:span></text:ruby-base><text:ruby-text>した</text:ruby-text></text:ruby><text:span text:style-name="T73"> <text:s text:c="22"/>debajo</text:span></text:p>
            </table:table-cell>
            <table:table-cell table:style-name="Tabla31.D1" office:value-type="string">
              <text:p text:style-name="P106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126">お</text:p>
          </table:table-cell>
          <table:table-cell table:style-name="Tabla31.C2" office:value-type="string">
            <text:p text:style-name="P106"><text:ruby text:style-name="Ru1"><text:ruby-base><text:span text:style-name="T64">下</text:span></text:ruby-base><text:ruby-text>お</text:ruby-text></text:ruby><text:span text:style-name="T64">ろす</text:span> <text:s text:c="16"/>bajar</text:p>
          </table:table-cell>
          <table:table-cell table:style-name="Tabla31.D2" office:value-type="string">
            <text:p text:style-name="P106"><text:ruby text:style-name="Ru1"><text:ruby-base><text:span text:style-name="T64">下</text:span></text:ruby-base><text:ruby-text>お</text:ruby-text></text:ruby><text:span text:style-name="T64">りる</text:span> <text:s text:c="14"/>bajarse</text:p>
          </table:table-cell>
        </table:table-row>
        <table:table-row>
          <table:covered-table-cell/>
          <table:table-cell table:style-name="Tabla31.B2" office:value-type="string">
            <text:p text:style-name="P126">くだ</text:p>
          </table:table-cell>
          <table:table-cell table:style-name="Tabla31.C2" office:value-type="string">
            <text:p text:style-name="P106"><text:ruby text:style-name="Ru1"><text:ruby-base><text:span text:style-name="T64">下</text:span></text:ruby-base><text:ruby-text>くだ</text:ruby-text></text:ruby><text:span text:style-name="T64">る</text:span><text:span text:style-name="T73"> <text:s text:c="4"/>bajar escaleras</text:span></text:p>
          </table:table-cell>
          <table:table-cell table:style-name="Tabla31.D2" office:value-type="string">
            <text:p text:style-name="P106"/>
          </table:table-cell>
        </table:table-row>
        <table:table-row>
          <table:covered-table-cell/>
          <table:table-cell table:style-name="Tabla31.B2" office:value-type="string">
            <text:p text:style-name="P179">へ</text:p>
          </table:table-cell>
          <table:table-cell table:style-name="Tabla31.C2" office:value-type="string">
            <text:p text:style-name="P181"><text:ruby text:style-name="Ru1"><text:ruby-base><text:span text:style-name="T64">下</text:span></text:ruby-base><text:ruby-text>へ</text:ruby-text></text:ruby><text:ruby text:style-name="Ru1"><text:ruby-base><text:span text:style-name="T64">手</text:span></text:ruby-base><text:ruby-text>た</text:ruby-text></text:ruby><text:span text:style-name="T64">な</text:span> <text:s text:c="16"/>torpe</text:p>
          </table:table-cell>
          <table:table-cell table:style-name="Tabla31.D2" office:value-type="string">
            <text:p text:style-name="P175"/>
          </table:table-cell>
        </table:table-row>
        <table:table-row>
          <table:covered-table-cell/>
          <table:table-cell table:style-name="Tabla31.B2" office:value-type="string">
            <text:p text:style-name="P179">しも</text:p>
          </table:table-cell>
          <table:table-cell table:style-name="Tabla31.C2" office:value-type="string">
            <text:p text:style-name="P181"><text:ruby text:style-name="Ru1"><text:ruby-base><text:span text:style-name="T64">下</text:span></text:ruby-base><text:ruby-text>しも</text:ruby-text></text:ruby><text:ruby text:style-name="Ru1"><text:ruby-base><text:span text:style-name="T64">川</text:span></text:ruby-base><text:ruby-text>かわ</text:ruby-text></text:ruby> <text:s text:c="11"/>alcantarilla</text:p>
          </table:table-cell>
          <table:table-cell table:style-name="Tabla31.D2" office:value-type="string">
            <text:p text:style-name="P181"><text:ruby text:style-name="Ru1"><text:ruby-base><text:span text:style-name="T64">川</text:span></text:ruby-base><text:ruby-text>かわ</text:ruby-text></text:ruby><text:ruby text:style-name="Ru1"><text:ruby-base><text:span text:style-name="T64">下</text:span></text:ruby-base><text:ruby-text>しも</text:ruby-text></text:ruby> <text:s text:c="16"/>río abajo</text:p>
          </table:table-cell>
        </table:table-row>
      </table:table>
      <text:p text:style-name="P68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120">前</text:p>
          </table:table-cell>
          <table:table-cell table:style-name="Tabla281.A1" office:value-type="string">
            <text:p text:style-name="P156">まえ</text:p>
          </table:table-cell>
          <table:table-cell table:style-name="Tabla281.A1" office:value-type="string">
            <text:p text:style-name="P106"><text:ruby text:style-name="Ru1"><text:ruby-base><text:span text:style-name="T84">前</text:span></text:ruby-base><text:ruby-text>まえ</text:ruby-text></text:ruby> <text:s text:c="20"/>delante</text:p>
          </table:table-cell>
          <table:table-cell table:style-name="Tabla281.D1" office:value-type="string">
            <text:p text:style-name="P138"/>
          </table:table-cell>
        </table:table-row>
        <table:table-row>
          <table:covered-table-cell/>
          <table:table-cell table:style-name="Tabla281.B2" office:value-type="string">
            <text:p text:style-name="P156">ゼン</text:p>
          </table:table-cell>
          <table:table-cell table:style-name="Tabla281.B2" office:value-type="string">
            <text:p text:style-name="P144"><text:ruby text:style-name="Ru1"><text:ruby-base><text:span text:style-name="T85">午</text:span></text:ruby-base><text:ruby-text>ご</text:ruby-text></text:ruby><text:ruby text:style-name="Ru1"><text:ruby-base><text:span text:style-name="T16">前</text:span></text:ruby-base><text:ruby-text>ぜん</text:ruby-text></text:ruby> <text:s text:c="23"/><text:span text:style-name="T62">AM</text:span></text:p>
          </table:table-cell>
          <table:table-cell table:style-name="Tabla281.D2" office:value-type="string">
            <text:p text:style-name="P144"><text:ruby text:style-name="Ru1"><text:ruby-base><text:span text:style-name="T16">前</text:span></text:ruby-base><text:ruby-text>ぜん</text:ruby-text></text:ruby><text:ruby text:style-name="Ru1"><text:ruby-base><text:span text:style-name="T16">後</text:span></text:ruby-base><text:ruby-text>ご</text:ruby-text></text:ruby> <text:s text:c="23"/><text:span text:style-name="T62">AM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120">後</text:p>
          </table:table-cell>
          <table:table-cell table:style-name="Tabla287.A1" office:value-type="string">
            <text:p text:style-name="P157">うし</text:p>
          </table:table-cell>
          <table:table-cell table:style-name="Tabla287.A1" office:value-type="string">
            <text:p text:style-name="P140"><text:ruby text:style-name="Ru1"><text:ruby-base><text:span text:style-name="T84">後</text:span></text:ruby-base><text:ruby-text>うし</text:ruby-text></text:ruby><text:span text:style-name="T84">ろ</text:span><text:span text:style-name="T73"> <text:s text:c="18"/>detrás</text:span></text:p>
          </table:table-cell>
          <table:table-cell table:style-name="Tabla287.D1" office:value-type="string">
            <text:p text:style-name="P138"/>
          </table:table-cell>
        </table:table-row>
        <table:table-row>
          <table:covered-table-cell/>
          <table:table-cell table:style-name="Tabla287.B2" office:value-type="string">
            <text:p text:style-name="P156">あと</text:p>
          </table:table-cell>
          <table:table-cell table:style-name="Tabla287.C2" office:value-type="string">
            <text:p text:style-name="P106"><text:ruby text:style-name="Ru1"><text:ruby-base><text:span text:style-name="T84">後</text:span></text:ruby-base><text:ruby-text>あと</text:ruby-text></text:ruby> <text:s text:c="19"/>después</text:p>
          </table:table-cell>
          <table:table-cell table:style-name="Tabla287.D2" office:value-type="string">
            <text:p text:style-name="P140"/>
          </table:table-cell>
        </table:table-row>
        <table:table-row>
          <table:covered-table-cell/>
          <table:table-cell table:style-name="Tabla287.B2" office:value-type="string">
            <text:p text:style-name="P157">ゴ</text:p>
          </table:table-cell>
          <table:table-cell table:style-name="Tabla287.C2" office:value-type="string">
            <text:p text:style-name="P113"><text:ruby text:style-name="Ru1"><text:ruby-base><text:span text:style-name="T44">午</text:span></text:ruby-base><text:ruby-text>ご</text:ruby-text></text:ruby><text:ruby text:style-name="Ru1"><text:ruby-base><text:span text:style-name="T15">後</text:span></text:ruby-base><text:ruby-text>ご</text:ruby-text></text:ruby><text:span text:style-name="T51"> <text:s text:c="23"/>PM</text:span></text:p>
          </table:table-cell>
          <table:table-cell table:style-name="Tabla287.D2" office:value-type="string">
            <text:p text:style-name="P140"/>
          </table:table-cell>
        </table:table-row>
      </table:table>
      <text:p text:style-name="P1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120">内</text:p>
          </table:table-cell>
          <table:table-cell table:style-name="Tabla119.A1" office:value-type="string">
            <text:p text:style-name="P156">うち</text:p>
          </table:table-cell>
          <table:table-cell table:style-name="Tabla119.A1" office:value-type="string">
            <text:p text:style-name="P106"><text:ruby text:style-name="Ru1"><text:ruby-base><text:span text:style-name="T84">内</text:span></text:ruby-base><text:ruby-text>うち</text:ruby-text></text:ruby> <text:s text:c="22"/>dentro</text:p>
          </table:table-cell>
          <table:table-cell table:style-name="Tabla119.D1" office:value-type="string">
            <text:p text:style-name="P138"/>
          </table:table-cell>
        </table:table-row>
        <table:table-row>
          <table:covered-table-cell/>
          <table:table-cell table:style-name="Tabla119.B2" office:value-type="string">
            <text:p text:style-name="P157">ナイ</text:p>
          </table:table-cell>
          <table:table-cell table:style-name="Tabla119.C2" office:value-type="string">
            <text:p text:style-name="P140"><text:ruby text:style-name="Ru1"><text:ruby-base><text:span text:style-name="T84">家</text:span></text:ruby-base><text:ruby-text>か</text:ruby-text></text:ruby><text:ruby text:style-name="Ru1"><text:ruby-base><text:span text:style-name="T84">内</text:span></text:ruby-base><text:ruby-text>ない</text:ruby-text></text:ruby> <text:s text:c="2"/></text:p>
            <text:p text:style-name="P140"><text:s text:c="6"/>esposa (tradicional)</text:p>
          </table:table-cell>
          <table:table-cell table:style-name="Tabla119.D2" office:value-type="string">
            <text:p text:style-name="P181"/>
          </table:table-cell>
        </table:table-row>
      </table:table>
      <text:p text:style-name="P1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120">右</text:p>
            </table:table-cell>
            <table:table-cell table:style-name="Tabla29.A1" office:value-type="string">
              <text:p text:style-name="P126">みぎ</text:p>
            </table:table-cell>
            <table:table-cell table:style-name="Tabla29.A1" office:value-type="string">
              <text:p text:style-name="P106"><text:ruby text:style-name="Ru1"><text:ruby-base><text:span text:style-name="T64">右</text:span></text:ruby-base><text:ruby-text>みぎ</text:ruby-text></text:ruby>　　　　 <text:s text:c="6"/>derecha</text:p>
            </table:table-cell>
            <table:table-cell table:style-name="Tabla29.D1" office:value-type="string">
              <text:p text:style-name="P106"><text:ruby text:style-name="Ru1"><text:ruby-base><text:span text:style-name="T64">右</text:span></text:ruby-base><text:ruby-text>みぎ</text:ruby-text></text:ruby><text:ruby text:style-name="Ru1"><text:ruby-base><text:span text:style-name="T64">手</text:span></text:ruby-base><text:ruby-text text:style-name="Rubies">て</text:ruby-text></text:ruby><text:span text:style-name="T73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126">ユウ</text:p>
          </table:table-cell>
          <table:table-cell table:style-name="Tabla29.C2" office:value-type="string">
            <text:p text:style-name="P106"><text:ruby text:style-name="Ru1"><text:ruby-base><text:span text:style-name="T64">左</text:span></text:ruby-base><text:ruby-text>さ</text:ruby-text></text:ruby><text:ruby text:style-name="Ru1"><text:ruby-base><text:span text:style-name="T64">右</text:span></text:ruby-base><text:ruby-text>ゆう</text:ruby-text></text:ruby><text:span text:style-name="T73"> <text:s text:c="11"/>izq. y dcha.</text:span></text:p>
          </table:table-cell>
          <table:table-cell table:style-name="Tabla29.D2" office:value-type="string">
            <text:p text:style-name="P106"><text:ruby text:style-name="Ru1"><text:ruby-base><text:span text:style-name="T100">右</text:span></text:ruby-base><text:ruby-text>う</text:ruby-text></text:ruby><text:span text:style-name="T71">せつ</text:span><text:span text:style-name="T73"> <text:s text:c="2"/>giro a la dcha.</text:span></text:p>
          </table:table-cell>
        </table:table-row>
      </table:table>
      <text:p text:style-name="P68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3" office:value-type="string">
              <text:p text:style-name="P121">上</text:p>
            </table:table-cell>
            <table:table-cell table:style-name="Tabla34.A1" office:value-type="string">
              <text:p text:style-name="P126">うえ</text:p>
            </table:table-cell>
            <table:table-cell table:style-name="Tabla34.A1" office:value-type="string">
              <text:p text:style-name="P106"><text:s/><text:ruby text:style-name="Ru1"><text:ruby-base><text:span text:style-name="T64">上</text:span></text:ruby-base><text:ruby-text>うえ</text:ruby-text></text:ruby>　 <text:s text:c="17"/>encima</text:p>
            </table:table-cell>
            <table:table-cell table:style-name="Tabla34.D1" office:value-type="string">
              <text:p text:style-name="P106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126">あ</text:p>
          </table:table-cell>
          <table:table-cell table:style-name="Tabla34.C2" office:value-type="string">
            <text:p text:style-name="P106"><text:ruby text:style-name="Ru1"><text:ruby-base><text:span text:style-name="T64">上</text:span></text:ruby-base><text:ruby-text>あ</text:ruby-text></text:ruby><text:span text:style-name="T64">げる</text:span> <text:s text:c="3"/>　 <text:s text:c="9"/>subir</text:p>
          </table:table-cell>
          <table:table-cell table:style-name="Tabla34.D2" office:value-type="string">
            <text:p text:style-name="P106"><text:ruby text:style-name="Ru1"><text:ruby-base><text:span text:style-name="T64">上</text:span></text:ruby-base><text:ruby-text>あ</text:ruby-text></text:ruby><text:span text:style-name="T64">がる</text:span> <text:s text:c="13"/>subirse</text:p>
          </table:table-cell>
        </table:table-row>
        <table:table-row>
          <table:covered-table-cell/>
          <table:table-cell table:style-name="Tabla34.B2" office:value-type="string">
            <text:p text:style-name="P126">ジョウ</text:p>
          </table:table-cell>
          <table:table-cell table:style-name="Tabla34.C2" office:value-type="string">
            <text:p text:style-name="P106"><text:ruby text:style-name="Ru1"><text:ruby-base><text:span text:style-name="T64">上</text:span></text:ruby-base><text:ruby-text>じょう</text:ruby-text></text:ruby><text:ruby text:style-name="Ru1"><text:ruby-base><text:span text:style-name="T64">手</text:span></text:ruby-base><text:ruby-text>ず</text:ruby-text></text:ruby><text:span text:style-name="T64">な</text:span> <text:s text:c="15"/>hábil</text:p>
          </table:table-cell>
          <table:table-cell table:style-name="Tabla34.D2" office:value-type="string">
            <text:p text:style-name="P106"><text:ruby text:style-name="Ru1"><text:ruby-base><text:span text:style-name="T64">上</text:span></text:ruby-base><text:ruby-text>じょう</text:ruby-text></text:ruby><text:ruby text:style-name="Ru1"><text:ruby-base><text:span text:style-name="T9">下</text:span></text:ruby-base><text:ruby-text>げ</text:ruby-text></text:ruby><text:span text:style-name="T33"> <text:s text:c="5"/></text:span><text:span text:style-name="T7">arriba y abajo</text:span>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120">間</text:p>
          </table:table-cell>
          <table:table-cell table:style-name="Tabla121.A1" office:value-type="string">
            <text:p text:style-name="P156">あいだ</text:p>
          </table:table-cell>
          <table:table-cell table:style-name="Tabla121.A1" office:value-type="string">
            <text:p text:style-name="P106"><text:ruby text:style-name="Ru1"><text:ruby-base><text:span text:style-name="T84">間</text:span></text:ruby-base><text:ruby-text>あいだ</text:ruby-text></text:ruby> <text:s text:c="22"/>entre</text:p>
          </table:table-cell>
          <table:table-cell table:style-name="Tabla121.D1" office:value-type="string">
            <text:p text:style-name="P106"><text:span text:style-name="T84">この</text:span><text:ruby text:style-name="Ru1"><text:ruby-base><text:span text:style-name="T84">間</text:span></text:ruby-base><text:ruby-text>あいだ</text:ruby-text></text:ruby> <text:s text:c="4"/>“el otro día”</text:p>
          </table:table-cell>
        </table:table-row>
        <table:table-row>
          <table:covered-table-cell/>
          <table:table-cell table:style-name="Tabla121.B2" office:value-type="string">
            <text:p text:style-name="P157">ま</text:p>
          </table:table-cell>
          <table:table-cell table:style-name="Tabla121.C2" office:value-type="string">
            <text:p text:style-name="P107"><text:ruby text:style-name="Ru1"><text:ruby-base><text:span text:style-name="T44">昼</text:span></text:ruby-base><text:ruby-text>ひる</text:ruby-text></text:ruby><text:ruby text:style-name="Ru1"><text:ruby-base><text:span text:style-name="T15">間</text:span></text:ruby-base><text:ruby-text>ま</text:ruby-text></text:ruby><text:span text:style-name="T37"> <text:s text:c="3"/></text:span><text:span text:style-name="T39">durante la tarde</text:span></text:p>
          </table:table-cell>
          <table:table-cell table:style-name="Tabla121.D2" office:value-type="string">
            <text:p text:style-name="P140"/>
          </table:table-cell>
        </table:table-row>
        <table:table-row>
          <table:covered-table-cell/>
          <table:table-cell table:style-name="Tabla121.B2" office:value-type="string">
            <text:p text:style-name="P157">カン</text:p>
          </table:table-cell>
          <table:table-cell table:style-name="Tabla121.C2" office:value-type="string">
            <text:p text:style-name="P167">~<text:ruby text:style-name="Ru1"><text:ruby-base>間</text:ruby-base><text:ruby-text>かん</text:ruby-text></text:ruby><text:span text:style-name="T68"> <text:s text:c="2"/>intervalo (tiempo)</text:span></text:p>
          </table:table-cell>
          <table:table-cell table:style-name="Tabla121.D3" office:value-type="string">
            <text:p text:style-name="P140"><text:ruby text:style-name="Ru1"><text:ruby-base><text:span text:style-name="T84">夜</text:span></text:ruby-base><text:ruby-text>や</text:ruby-text></text:ruby><text:ruby text:style-name="Ru1"><text:ruby-base><text:span text:style-name="T84">間</text:span></text:ruby-base><text:ruby-text>かん</text:ruby-text></text:ruby> <text:s text:c="2"/>durante la noche</text:p>
          </table:table-cell>
        </table:table-row>
        <table:table-row>
          <table:covered-table-cell/>
          <table:table-cell table:style-name="Tabla121.B2" office:value-type="string">
            <text:p text:style-name="P157">ゲン</text:p>
          </table:table-cell>
          <table:table-cell table:style-name="Tabla121.C2" office:value-type="string">
            <text:p text:style-name="P107"><text:ruby text:style-name="Ru1"><text:ruby-base><text:span text:style-name="T46">人</text:span></text:ruby-base><text:ruby-text>にん</text:ruby-text></text:ruby><text:ruby text:style-name="Ru1"><text:ruby-base><text:span text:style-name="T46">間</text:span></text:ruby-base><text:ruby-text>げん</text:ruby-text></text:ruby><text:span text:style-name="T39"> <text:s text:c="9"/>ser humano</text:span></text:p>
          </table:table-cell>
          <table:table-cell table:style-name="Tabla121.D3" office:value-type="string">
            <text:p text:style-name="P142"/>
          </table:table-cell>
        </table:table-row>
      </table:table>
      <text:p text:style-name="P68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120">外</text:p>
          </table:table-cell>
          <table:table-cell table:style-name="Tabla118.A1" office:value-type="string">
            <text:p text:style-name="P156">そと</text:p>
          </table:table-cell>
          <table:table-cell table:style-name="Tabla118.C1" office:value-type="string">
            <text:p text:style-name="P106"><text:ruby text:style-name="Ru1"><text:ruby-base><text:span text:style-name="T84">外</text:span></text:ruby-base><text:ruby-text>そと</text:ruby-text></text:ruby> <text:s text:c="24"/>fuera</text:p>
          </table:table-cell>
          <table:table-cell table:style-name="Tabla118.D1" office:value-type="string">
            <text:p text:style-name="P139"/>
          </table:table-cell>
        </table:table-row>
        <table:table-row>
          <table:covered-table-cell/>
          <table:table-cell table:style-name="Tabla118.B2" office:value-type="string">
            <text:p text:style-name="P156">ほか</text:p>
          </table:table-cell>
          <table:table-cell table:style-name="Tabla118.C2" office:value-type="string">
            <text:p text:style-name="P106"><text:ruby text:style-name="Ru1"><text:ruby-base><text:span text:style-name="T84">外</text:span></text:ruby-base><text:ruby-text>ほか</text:ruby-text></text:ruby><text:span text:style-name="T84">に</text:span><text:span text:style-name="T73"> <text:s text:c="6"/>aparte de eso</text:span></text:p>
          </table:table-cell>
          <table:table-cell table:style-name="Tabla118.D2" office:value-type="string">
            <text:p text:style-name="P139"/>
          </table:table-cell>
        </table:table-row>
        <table:table-row>
          <table:covered-table-cell/>
          <table:table-cell table:style-name="Tabla118.B2" office:value-type="string">
            <text:p text:style-name="P157">ガイ</text:p>
          </table:table-cell>
          <table:table-cell table:style-name="Tabla118.C2" office:value-type="string">
            <text:p text:style-name="P140"><text:ruby text:style-name="Ru1"><text:ruby-base><text:span text:style-name="T84">外</text:span></text:ruby-base><text:ruby-text>がい</text:ruby-text></text:ruby><text:ruby text:style-name="Ru1"><text:ruby-base><text:span text:style-name="T84">国</text:span></text:ruby-base><text:ruby-text>こく</text:ruby-text></text:ruby> <text:s text:c="12"/>extranjero</text:p>
          </table:table-cell>
          <table:table-cell table:style-name="Tabla118.D2" office:value-type="string">
            <text:p text:style-name="P140"><text:ruby text:style-name="Ru1"><text:ruby-base><text:span text:style-name="T84">海</text:span></text:ruby-base><text:ruby-text>かい</text:ruby-text></text:ruby><text:ruby text:style-name="Ru1"><text:ruby-base><text:span text:style-name="T84">外</text:span></text:ruby-base><text:ruby-text>がい</text:ruby-text></text:ruby> <text:s text:c="10"/>el extranjero</text:p>
          </table:table-cell>
        </table:table-row>
      </table:table>
      <text:p text:style-name="P35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120">左</text:p>
            </table:table-cell>
            <table:table-cell table:style-name="Tabla30.A1" office:value-type="string">
              <text:p text:style-name="P126">ひだり</text:p>
            </table:table-cell>
            <table:table-cell table:style-name="Tabla30.A1" office:value-type="string">
              <text:p text:style-name="P106"><text:ruby text:style-name="Ru1"><text:ruby-base><text:span text:style-name="T64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106"><text:ruby text:style-name="Ru1"><text:ruby-base><text:span text:style-name="T64">左</text:span></text:ruby-base><text:ruby-text>ひだり</text:ruby-text></text:ruby><text:ruby text:style-name="Ru1"><text:ruby-base><text:span text:style-name="T64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126">サ</text:p>
          </table:table-cell>
          <table:table-cell table:style-name="Tabla30.C2" office:value-type="string">
            <text:p text:style-name="P137"><text:ruby text:style-name="Ru1"><text:ruby-base><text:span text:style-name="T64">左</text:span></text:ruby-base><text:ruby-text>さ</text:ruby-text></text:ruby><text:span text:style-name="T64">せつ</text:span> <text:s text:c="5"/>giro a la izq.</text:p>
          </table:table-cell>
          <table:table-cell table:style-name="Tabla30.D2" office:value-type="string">
            <text:p text:style-name="P106"/>
          </table:table-cell>
        </table:table-row>
      </table:table>
      <text:p text:style-name="P1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120">横</text:p>
            </table:table-cell>
            <table:table-cell table:style-name="Tabla260.A1" office:value-type="string">
              <text:p text:style-name="P126">オウ</text:p>
            </table:table-cell>
            <table:table-cell table:style-name="Tabla260.A1" office:value-type="string">
              <text:p text:style-name="P106"><text:ruby text:style-name="Ru1"><text:ruby-base><text:span text:style-name="T64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106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126">よこ</text:p>
          </table:table-cell>
          <table:table-cell table:style-name="Tabla260.C2" office:value-type="string">
            <text:p text:style-name="P138"><text:ruby text:style-name="Ru1"><text:ruby-base><text:span text:style-name="T64">横</text:span></text:ruby-base><text:ruby-text>よこ</text:ruby-text></text:ruby> <text:s text:c="23"/>al lado</text:p>
          </table:table-cell>
          <table:table-cell table:style-name="Tabla260.D2" office:value-type="string">
            <text:p text:style-name="P106"/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3" office:value-type="string">
              <text:p text:style-name="P120">所</text:p>
            </table:table-cell>
            <table:table-cell table:style-name="Tabla280.A1" office:value-type="string">
              <text:p text:style-name="P126">ところ</text:p>
            </table:table-cell>
            <table:table-cell table:style-name="Tabla280.A1" office:value-type="string">
              <text:p text:style-name="P106"><text:ruby text:style-name="Ru1"><text:ruby-base><text:span text:style-name="T64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106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126">どころ</text:p>
          </table:table-cell>
          <table:table-cell table:style-name="Tabla280.B2" office:value-type="string">
            <text:p text:style-name="P138"><text:ruby text:style-name="Ru1"><text:ruby-base><text:span text:style-name="T84">台</text:span></text:ruby-base><text:ruby-text>だい</text:ruby-text></text:ruby><text:ruby text:style-name="Ru1"><text:ruby-base><text:span text:style-name="T14">所</text:span></text:ruby-base><text:ruby-text>どころ</text:ruby-text></text:ruby><text:span text:style-name="T73"> <text:s text:c="16"/>cocina</text:span></text:p>
          </table:table-cell>
          <table:table-cell table:style-name="Tabla280.D2" office:value-type="string">
            <text:p text:style-name="P106"/>
          </table:table-cell>
        </table:table-row>
        <table:table-row>
          <table:covered-table-cell/>
          <table:table-cell table:style-name="Tabla280.B2" office:value-type="string">
            <text:p text:style-name="P126">ショ</text:p>
          </table:table-cell>
          <table:table-cell table:style-name="Tabla280.C3" office:value-type="string">
            <text:p text:style-name="P137"><text:ruby text:style-name="Ru1"><text:ruby-base><text:span text:style-name="T64">名</text:span></text:ruby-base><text:ruby-text>めい</text:ruby-text></text:ruby><text:ruby text:style-name="Ru1"><text:ruby-base><text:span text:style-name="T64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137"><text:ruby text:style-name="Ru1"><text:ruby-base><text:span text:style-name="T64">長</text:span></text:ruby-base><text:ruby-text>ちょう</text:ruby-text></text:ruby><text:ruby text:style-name="Ru1"><text:ruby-base><text:span text:style-name="T64">所</text:span></text:ruby-base><text:ruby-text>しょ</text:ruby-text></text:ruby> <text:s text:c="8"/>punto fuerte</text:p>
          </table:table-cell>
        </table:table-row>
      </table:table>
      <text:p text:style-name="P35"/>
      <table:table table:name="Tabla424" table:style-name="Tabla424">
        <table:table-column table:style-name="Tabla424.A"/>
        <table:table-column table:style-name="Tabla424.B"/>
        <table:table-column table:style-name="Tabla424.C"/>
        <table:table-column table:style-name="Tabla424.D"/>
        <table:table-row>
          <table:table-cell table:style-name="Tabla424.A1" office:value-type="string">
            <text:p text:style-name="P120">洋</text:p>
          </table:table-cell>
          <table:table-cell table:style-name="Tabla424.A1" office:value-type="string">
            <text:p text:style-name="P156">ヨウ</text:p>
          </table:table-cell>
          <table:table-cell table:style-name="Tabla424.A1" office:value-type="string">
            <text:p text:style-name="P106"><text:ruby text:style-name="Ru1"><text:ruby-base><text:span text:style-name="T64">東</text:span></text:ruby-base><text:ruby-text>とう</text:ruby-text></text:ruby><text:ruby text:style-name="Ru1"><text:ruby-base><text:span text:style-name="T64">洋</text:span></text:ruby-base><text:ruby-text>よう</text:ruby-text></text:ruby> <text:s text:c="17"/>oriente</text:p>
          </table:table-cell>
          <table:table-cell table:style-name="Tabla424.D1" office:value-type="string">
            <text:p text:style-name="P138"><text:ruby text:style-name="Ru1"><text:ruby-base><text:span text:style-name="T64">西</text:span></text:ruby-base><text:ruby-text>せい</text:ruby-text></text:ruby><text:ruby text:style-name="Ru1"><text:ruby-base><text:span text:style-name="T64">洋</text:span></text:ruby-base><text:ruby-text>よう</text:ruby-text></text:ruby> <text:s text:c="14"/>occidente</text:p>
          </table:table-cell>
        </table:table-row>
        <table:table-row>
          <table:table-cell table:style-name="Tabla424.A2" office:value-type="string">
            <text:p text:style-name="P120"/>
          </table:table-cell>
          <table:table-cell table:style-name="Tabla424.A2" office:value-type="string">
            <text:p text:style-name="P156"/>
          </table:table-cell>
          <table:table-cell table:style-name="Tabla424.A2" office:value-type="string">
            <text:p text:style-name="P106">洋式　estilo occidental</text:p>
          </table:table-cell>
          <table:table-cell table:style-name="Tabla424.D2" office:value-type="string">
            <text:p text:style-name="P138"/>
          </table:table-cell>
        </table:table-row>
      </table:table>
      <text:p text:style-name="P1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office:value-type="string">
            <text:p text:style-name="P120">北</text:p>
          </table:table-cell>
          <table:table-cell table:style-name="Tabla240.A1" office:value-type="string">
            <text:p text:style-name="P156">きた</text:p>
          </table:table-cell>
          <table:table-cell table:style-name="Tabla240.A1" office:value-type="string">
            <text:p text:style-name="P106"><text:ruby text:style-name="Ru1"><text:ruby-base><text:span text:style-name="T64">北</text:span></text:ruby-base><text:ruby-text>きた</text:ruby-text></text:ruby> <text:s text:c="24"/>norte</text:p>
          </table:table-cell>
          <table:table-cell table:style-name="Tabla240.D1" office:value-type="string">
            <text:p text:style-name="P138"><text:ruby text:style-name="Ru1"><text:ruby-base><text:span text:style-name="T103">北</text:span></text:ruby-base><text:ruby-text>ほっ</text:ruby-text></text:ruby><text:ruby text:style-name="Ru1"><text:ruby-base><text:span text:style-name="T15">海</text:span></text:ruby-base><text:ruby-text>かい</text:ruby-text></text:ruby><text:ruby text:style-name="Ru1"><text:ruby-base><text:span text:style-name="T15">道</text:span></text:ruby-base><text:ruby-text>どう</text:ruby-text></text:ruby><text:span text:style-name="T23"> <text:s text:c="11"/></text:span><text:span text:style-name="T31">Hokaido</text:span> <text:s/></text:p>
          </table:table-cell>
        </table:table-row>
      </table:table>
      <text:p text:style-name="P1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office:value-type="string">
            <text:p text:style-name="P120">南</text:p>
          </table:table-cell>
          <table:table-cell table:style-name="Tabla115.A1" office:value-type="string">
            <text:p text:style-name="P156">みなみ</text:p>
          </table:table-cell>
          <table:table-cell table:style-name="Tabla115.A1" office:value-type="string">
            <text:p text:style-name="P106"><text:ruby text:style-name="Ru1"><text:ruby-base><text:span text:style-name="T64">南</text:span></text:ruby-base><text:ruby-text>みなみ</text:ruby-text></text:ruby> <text:s text:c="25"/>sur</text:p>
          </table:table-cell>
          <table:table-cell table:style-name="Tabla115.D1" office:value-type="string">
            <text:p text:style-name="P165"><text:ruby text:style-name="Ru1"><text:ruby-base>南</text:ruby-base><text:ruby-text>みなみ</text:ruby-text></text:ruby>アメリカ</text:p>
            <text:p text:style-name="P138"><text:s text:c="20"/>Sudamérica</text:p>
          </table:table-cell>
        </table:table-row>
      </table:table>
      <text:p text:style-name="P35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120">東</text:p>
          </table:table-cell>
          <table:table-cell table:style-name="Tabla114.A1" office:value-type="string">
            <text:p text:style-name="P156">ひがし</text:p>
          </table:table-cell>
          <table:table-cell table:style-name="Tabla114.A1" office:value-type="string">
            <text:p text:style-name="P106"><text:ruby text:style-name="Ru1"><text:ruby-base><text:span text:style-name="T64">東</text:span></text:ruby-base><text:ruby-text>ひがし</text:ruby-text></text:ruby> <text:s text:c="23"/>este</text:p>
          </table:table-cell>
          <table:table-cell table:style-name="Tabla114.D1" office:value-type="string">
            <text:p text:style-name="P139"/>
          </table:table-cell>
        </table:table-row>
        <table:table-row>
          <table:covered-table-cell/>
          <table:table-cell table:style-name="Tabla114.B2" office:value-type="string">
            <text:p text:style-name="P156">トウ</text:p>
          </table:table-cell>
          <table:table-cell table:style-name="Tabla114.B2" office:value-type="string">
            <text:p text:style-name="P106"/>
          </table:table-cell>
          <table:table-cell table:style-name="Tabla114.D2" office:value-type="string">
            <text:p text:style-name="P139"/>
          </table:table-cell>
        </table:table-row>
      </table:table>
      <text:p text:style-name="P1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table:number-rows-spanned="2" office:value-type="string">
            <text:p text:style-name="P120">西</text:p>
          </table:table-cell>
          <table:table-cell table:style-name="Tabla117.A1" office:value-type="string">
            <text:p text:style-name="P156">にし</text:p>
          </table:table-cell>
          <table:table-cell table:style-name="Tabla117.A1" office:value-type="string">
            <text:p text:style-name="P106"><text:ruby text:style-name="Ru1"><text:ruby-base><text:span text:style-name="T64">西</text:span></text:ruby-base><text:ruby-text>にし</text:ruby-text></text:ruby> <text:s text:c="23"/>oeste</text:p>
          </table:table-cell>
          <table:table-cell table:style-name="Tabla117.D1" office:value-type="string">
            <text:p text:style-name="P138"/>
            <text:p text:style-name="P138"/>
            <text:p text:style-name="P138"/>
          </table:table-cell>
        </table:table-row>
        <table:table-row>
          <table:covered-table-cell/>
          <table:table-cell table:style-name="Tabla117.B2" office:value-type="string">
            <text:p text:style-name="P156">セイ</text:p>
          </table:table-cell>
          <table:table-cell table:style-name="Tabla117.B2" office:value-type="string">
            <text:p text:style-name="P106"><text:ruby text:style-name="Ru1"><text:ruby-base><text:span text:style-name="T100">日</text:span></text:ruby-base><text:ruby-text>にっ</text:ruby-text></text:ruby><text:ruby text:style-name="Ru1"><text:ruby-base><text:span text:style-name="T64">西</text:span></text:ruby-base><text:ruby-text>せい</text:ruby-text></text:ruby> <text:s/>japonés-español</text:p>
          </table:table-cell>
          <table:table-cell table:style-name="Tabla117.D2" office:value-type="string">
            <text:p text:style-name="P138"/>
          </table:table-cell>
        </table:table-row>
      </table:table>
      <text:p text:style-name="P22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2</meta:editing-cycles>
    <meta:editing-duration>P11DT13H39M40S</meta:editing-duration>
    <dc:date>2014-03-24T23:29:58</dc:date>
    <meta:print-date>2014-03-17T23:59:17</meta:print-date>
    <dc:creator>manu tero</dc:creator>
    <meta:printed-by>manu tero</meta:printed-by>
    <meta:document-statistic meta:table-count="18" meta:image-count="0" meta:object-count="0" meta:page-count="3" meta:paragraph-count="123" meta:word-count="324" meta:character-count="1653"/>
  </office:meta>
</office:document-meta>
</file>